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8A000000C5AAB27C20FBDE84F6.png" manifest:media-type="image/png"/>
  <manifest:file-entry manifest:full-path="Pictures/10000001000005620000024FCBA5E514652EFF2C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text-properties style:font-name="Ubuntu" fo:font-weight="bold" officeooo:rsid="00028b11" officeooo:paragraph-rsid="00028b11" fo:background-color="#dc143c" style:font-weight-asian="bold" style:font-weight-complex="bold"/>
    </style:style>
    <style:style style:name="P2" style:family="paragraph" style:parent-style-name="Standard">
      <style:text-properties style:font-name="Ubuntu" fo:font-size="15pt" fo:font-weight="bold" officeooo:rsid="0002dc41" officeooo:paragraph-rsid="0002dc41" fo:background-color="transparent" style:font-size-asian="15pt" style:font-weight-asian="bold" style:font-size-complex="15pt" style:font-weight-complex="bold"/>
    </style:style>
    <style:style style:name="T1" style:family="text">
      <style:text-properties officeooo:rsid="0003cda9"/>
    </style:style>
    <style:style style:name="T2" style:family="text">
      <style:text-properties officeooo:rsid="000bdc3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22</text:span>.<text:span text:style-name="T1">10</text:span>.<text:span text:style-name="T1">16</text:span> — <text:span text:style-name="T2">BLACK-DRAGON</text:span><text:span text:style-name="T1">!</text:span></text:p>
      <text:p text:style-name="P1"/>
      <text:p text:style-name="P1"/>
      <text:p text:style-name="P2"><draw:frame draw:style-name="fr1" draw:name="Изображение1" text:anchor-type="char" svg:x="8.468cm" svg:y="0cm" svg:width="7.001cm" svg:height="3.002cm" draw:z-index="0"><draw:image xlink:href="Pictures/10000001000005620000024FCBA5E514652EFF2C.png" xlink:type="simple" xlink:show="embed" xlink:actuate="onLoad" draw:mime-type="image/png"/></draw:frame><draw:frame draw:style-name="fr1" draw:name="Изображение2" text:anchor-type="char" svg:x="1.101cm" svg:y="0cm" svg:width="7.001cm" svg:height="3.002cm" draw:z-index="1"><draw:image xlink:href="Pictures/10000001000005620000024FCBA5E514652EFF2C.png" xlink:type="simple" xlink:show="embed" xlink:actuate="onLoad" draw:mime-type="image/png"/></draw:frame><draw:frame draw:style-name="fr1" draw:name="Изображение3" text:anchor-type="char" svg:x="1.132cm" svg:y="3.339cm" svg:width="9.999cm" svg:height="5.001cm" draw:z-index="2"><draw:image xlink:href="Pictures/100000010000018A000000C5AAB27C20FBDE84F6.png" xlink:type="simple" xlink:show="embed" xlink:actuate="onLoad" draw:mime-type="image/png"/></draw:frame><draw:frame draw:style-name="fr1" draw:name="Изображение4" text:anchor-type="char" svg:x="11.176cm" svg:y="3.339cm" svg:width="9.999cm" svg:height="5.001cm" draw:z-index="3"><draw:image xlink:href="Pictures/100000010000018A000000C5AAB27C20FBDE84F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fo:background-color="#dddddd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dddddd" draw:fill-hatch-solid="false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dddddd" draw:fill-hatch-solid="false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4T12:35:03.812396209</meta:creation-date>
    <dc:date>2022-10-17T19:53:24.369082730</dc:date>
    <meta:editing-duration>PT1H59M9S</meta:editing-duration>
    <meta:editing-cycles>9</meta:editing-cycles>
    <meta:generator>LibreOffice/7.4.2.3$Linux_X86_64 LibreOffice_project/40$Build-3</meta:generator>
    <meta:print-date>2022-10-16T17:11:34.454164284</meta:print-date>
    <meta:document-statistic meta:table-count="0" meta:image-count="4" meta:object-count="0" meta:page-count="1" meta:paragraph-count="1" meta:word-count="2" meta:character-count="24" meta:non-whitespace-character-count="22"/>
  </office:meta>
</office:document-meta>
</file>